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76H38M58.110050999S" calcext:value-type="time">
            <text:p>1376:3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/>
          <table:table-cell table:formula="of:=IF([.G260]-[.F260] &gt; 0; [.G260]-[.F260]; 0)" office:value-type="time" office:time-value="PT00H00M00S" calcext:value-type="time">
            <text:p>00:00</text:p>
          </table:table-cell>
          <table:table-cell table:formula="of:=[.D260]+[.H260]" office:value-type="time" office:time-value="PT04H33M31.017S" calcext:value-type="time">
            <text:p>04:33</text:p>
          </table:table-cell>
          <table:table-cell table:style-name="ce3"/>
          <table:table-cell office:value-type="string" calcext:value-type="string">
            <text:p>Laser damage improvements &amp; damage merge, laser smoke VF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4H33M31.017S" calcext:value-type="time">
            <text:p>04:3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2">
          <table:table-cell table:style-name="ce77" office:value-type="date" office:date-value="2022-10-07" calcext:value-type="date">
            <text:p>10/07/22</text:p>
          </table:table-cell>
          <table:table-cell table:style-name="ce72" office:value-type="string" calcext:value-type="string">
            <text:p>sick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2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08:42:11.6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1T14:21:42.684000000</dc:date>
    <meta:editing-duration>P61DT2H58M21S</meta:editing-duration>
    <meta:editing-cycles>1615</meta:editing-cycles>
    <meta:generator>LibreOffice/7.2.6.2$Windows_X86_64 LibreOffice_project/b0ec3a565991f7569a5a7f5d24fed7f52653d754</meta:generator>
    <dc:creator>Benjamin Laws</dc:creator>
    <meta:document-statistic meta:table-count="2" meta:cell-count="1970" meta:object-count="0"/>
  </office:meta>
</office:document-meta>
</file>